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6587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744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7978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3baf1d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574401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579782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597a30"/>
    </style:style>
    <style:style style:name="P13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officeooo:paragraph-rsid="00597a30"/>
    </style:style>
    <style:style style:name="P15" style:family="paragraph" style:parent-style-name="Standard">
      <style:paragraph-properties fo:text-align="justify" style:justify-single-word="false" style:text-autospace="none"/>
      <style:text-properties officeooo:paragraph-rsid="005fdc71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5fdc71" style:font-size-asian="8pt" style:font-size-complex="8pt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36c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5c2e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44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978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e55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c1c8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c20b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eb9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fdc7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7440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fdc7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fo:color="#000000" style:font-name="Courier New1" fo:font-style="italic" style:font-style-asian="italic"/>
    </style:style>
    <style:style style:name="T17" style:family="text">
      <style:text-properties fo:color="#000000" style:font-name="Courier New1"/>
    </style:style>
    <style:style style:name="T18" style:family="text">
      <style:text-properties fo:color="#000000" style:font-name="Courier New1" fo:font-size="8pt" style:font-size-asian="8pt" style:font-size-complex="8pt"/>
    </style:style>
    <style:style style:name="T19" style:family="text">
      <style:text-properties officeooo:rsid="00103e35"/>
    </style:style>
    <style:style style:name="T20" style:family="text">
      <style:text-properties fo:color="#7f0055" style:font-name="Courier New1" fo:font-weight="bold" style:font-weight-asian="bold"/>
    </style:style>
    <style:style style:name="T21" style:family="text">
      <style:text-properties fo:color="#6a3e3e" style:font-name="Courier New1"/>
    </style:style>
    <style:style style:name="T22" style:family="text">
      <style:text-properties fo:color="#0000c0" style:font-name="Courier New1" fo:font-style="italic" fo:font-weight="bold" style:font-style-asian="italic" style:font-weight-asian="bold"/>
    </style:style>
    <style:style style:name="T23" style:family="text">
      <style:text-properties fo:color="#0000c0" style:font-name="Courier New1" fo:font-style="italic" fo:font-weight="bold" fo:background-color="#d4d4d4" loext:char-shading-value="0" style:font-style-asian="italic" style:font-weight-asian="bold"/>
    </style:style>
    <style:style style:name="T24" style:family="text">
      <style:text-properties fo:color="#0000c0" style:font-name="Courier New1"/>
    </style:style>
    <style:style style:name="T25" style:family="text">
      <style:text-properties fo:color="#2a00ff" style:font-name="Courier New1"/>
    </style:style>
    <style:style style:name="T2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8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a4c9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41da8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7440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7978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3" style:family="text">
      <style:text-properties officeooo:rsid="001ef9ed"/>
    </style:style>
    <style:style style:name="T34" style:family="text">
      <style:text-properties fo:color="#3f7f5f" style:font-name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5<text:span text:style-name="T19">84</text:span> – <text:span text:style-name="T19">Projeto e Análise de Algoritmos</text:span></text:p>
      <text:p text:style-name="P7">Prof. Napoleão Nepomuceno</text:p>
      <text:p text:style-name="P7"/>
      <text:p text:style-name="P8">Atividade Computacional <text:span text:style-name="T33">XII</text:span></text:p>
      <text:p text:style-name="P6"/>
      <text:p text:style-name="P9"><text:span text:style-name="T27">Exercício</text:span><text:span text:style-name="T26"> </text:span><text:span text:style-name="T30">1</text:span></text:p>
      <text:p text:style-name="P1"/>
      <text:p text:style-name="P9"><text:span text:style-name="T27">Passo 1:</text:span><text:span text:style-name="T13"> Implementar o seguinte código em Java </text:span><text:span text:style-name="T1">ou equivalente em outra linguagem de programação.</text:span></text:p>
      <text:p text:style-name="P2"/>
      <text:p text:style-name="P17"><text:span text:style-name="T20">import</text:span><text:span text:style-name="T17"> java.util.Random;</text:span></text:p>
      <text:p text:style-name="P17"><text:span text:style-name="T20">public</text:span><text:span text:style-name="T17"> </text:span><text:span text:style-name="T20">class</text:span><text:span text:style-name="T17"> Dinamico {</text:span></text:p>
      <text:p text:style-name="P17"><text:span text:style-name="T17"><text:tab/><text:tab/></text:span></text:p>
      <text:p text:style-name="P17"><text:span text:style-name="T17"><text:tab/></text:span><text:span text:style-name="T20">public</text:span><text:span text:style-name="T17"> </text:span><text:span text:style-name="T20">static</text:span><text:span text:style-name="T17"> </text:span><text:span text:style-name="T20">void</text:span><text:span text:style-name="T17"> main(String[] </text:span><text:span text:style-name="T21">args</text:span><text:span text:style-name="T17">) {</text:span></text:p>
      <text:p text:style-name="P17"><text:span text:style-name="T17"><text:tab/><text:tab/></text:span><text:span text:style-name="T20">int</text:span><text:span text:style-name="T17"> </text:span><text:span text:style-name="T21">n</text:span><text:span text:style-name="T17"> = 10;</text:span></text:p>
      <text:p text:style-name="P17"><text:span text:style-name="T17"><text:tab/><text:tab/>Atividade[] </text:span><text:span text:style-name="T21">atividades</text:span><text:span text:style-name="T17"> = </text:span><text:span text:style-name="T20">new</text:span><text:span text:style-name="T17"> Atividade[</text:span><text:span text:style-name="T21">n</text:span><text:span text:style-name="T17">+2];</text:span></text:p>
      <text:p text:style-name="P17"><text:span text:style-name="T17"><text:tab/><text:tab/>Random </text:span><text:span text:style-name="T21">random</text:span><text:span text:style-name="T17"> = </text:span><text:span text:style-name="T20">new</text:span><text:span text:style-name="T17"> Random();</text:span></text:p>
      <text:p text:style-name="P17"><text:span text:style-name="T17"><text:tab/><text:tab/></text:span><text:span text:style-name="T20">int</text:span><text:span text:style-name="T17"> </text:span><text:span text:style-name="T21">s</text:span><text:span text:style-name="T17">; </text:span><text:span text:style-name="T20">int</text:span><text:span text:style-name="T17"> </text:span><text:span text:style-name="T21">f</text:span><text:span text:style-name="T17"> = 5;</text:span></text:p>
      <text:p text:style-name="P17"><text:span text:style-name="T17"><text:tab/><text:tab/></text:span><text:span text:style-name="T21">atividades</text:span><text:span text:style-name="T17">[0] = </text:span><text:span text:style-name="T20">new</text:span><text:span text:style-name="T17"> Atividade(0, 0);</text:span></text:p>
      <text:p text:style-name="P17"><text:span text:style-name="T17"><text:tab/><text:tab/></text:span><text:span text:style-name="T20">for</text:span><text:span text:style-name="T17"> (</text:span><text:span text:style-name="T20">int</text:span><text:span text:style-name="T17"> </text:span><text:span text:style-name="T21">i</text:span><text:span text:style-name="T17"> = 1; </text:span><text:span text:style-name="T21">i</text:span><text:span text:style-name="T17"> &lt;= </text:span><text:span text:style-name="T21">n</text:span><text:span text:style-name="T17">; </text:span><text:span text:style-name="T21">i</text:span><text:span text:style-name="T17">++) {</text:span></text:p>
      <text:p text:style-name="P17"><text:span text:style-name="T17"><text:tab/><text:tab/><text:tab/></text:span><text:span text:style-name="T21">f</text:span><text:span text:style-name="T17"> = </text:span><text:span text:style-name="T21">random</text:span><text:span text:style-name="T17">.nextInt(20) + </text:span><text:span text:style-name="T21">f</text:span><text:span text:style-name="T17"> + 1;</text:span></text:p>
      <text:p text:style-name="P17"><text:span text:style-name="T17"><text:tab/><text:tab/><text:tab/></text:span><text:span text:style-name="T21">s</text:span><text:span text:style-name="T17"> = </text:span><text:span text:style-name="T21">random</text:span><text:span text:style-name="T17">.nextInt(</text:span><text:span text:style-name="T21">f</text:span><text:span text:style-name="T17">-1) + 1;</text:span></text:p>
      <text:p text:style-name="P17"><text:span text:style-name="T17"><text:tab/><text:tab/><text:tab/></text:span><text:span text:style-name="T21">atividades</text:span><text:span text:style-name="T17">[</text:span><text:span text:style-name="T21">i</text:span><text:span text:style-name="T17">] = </text:span><text:span text:style-name="T20">new</text:span><text:span text:style-name="T17"> Atividade(</text:span><text:span text:style-name="T21">s</text:span><text:span text:style-name="T17">, </text:span><text:span text:style-name="T21">f</text:span><text:span text:style-name="T17">);</text:span></text:p>
      <text:p text:style-name="P17"><text:span text:style-name="T17"><text:tab/><text:tab/>}</text:span></text:p>
      <text:p text:style-name="P17"><text:span text:style-name="T17"><text:tab/><text:tab/></text:span><text:span text:style-name="T21">atividades</text:span><text:span text:style-name="T17">[</text:span><text:span text:style-name="T21">n</text:span><text:span text:style-name="T17">+1] = </text:span><text:span text:style-name="T20">new</text:span><text:span text:style-name="T17"> Atividade(Integer.</text:span><text:span text:style-name="T22">MAX_VALUE</text:span><text:span text:style-name="T17">, Integer.</text:span><text:span text:style-name="T22">MAX_VALUE</text:span><text:span text:style-name="T17">);</text:span></text:p>
      <text:p text:style-name="P17"><text:span text:style-name="T17"><text:tab/><text:tab/></text:span><text:span text:style-name="T16">imprimeAtividades</text:span><text:span text:style-name="T17">(</text:span><text:span text:style-name="T21">atividades</text:span><text:span text:style-name="T17">);</text:span></text:p>
      <text:p text:style-name="P17"><text:span text:style-name="T17"><text:tab/><text:tab/>System.</text:span><text:span text:style-name="T22">out</text:span><text:span text:style-name="T17">.println(</text:span><text:span text:style-name="T25">"Recursivo"</text:span><text:span text:style-name="T17">);</text:span></text:p>
      <text:p text:style-name="P17"><text:span text:style-name="T17"><text:tab/><text:tab/>System.</text:span><text:span text:style-name="T22">out</text:span><text:span text:style-name="T17">.printf(</text:span><text:span text:style-name="T25">"Quantidade: %d\n\n"</text:span><text:span text:style-name="T17">, </text:span><text:span text:style-name="T16">selecaoRecursivo</text:span><text:span text:style-name="T17">(</text:span><text:span text:style-name="T21">atividades</text:span><text:span text:style-name="T17">, 0, </text:span><text:span text:style-name="T21">n</text:span><text:span text:style-name="T17">+1));</text:span></text:p>
      <text:p text:style-name="P17"><text:span text:style-name="T17"><text:tab/><text:tab/>System.</text:span><text:span text:style-name="T22">out</text:span><text:span text:style-name="T17">.println(</text:span><text:span text:style-name="T25">"Dinamico"</text:span><text:span text:style-name="T17">);</text:span></text:p>
      <text:p text:style-name="P17"><text:span text:style-name="T17"><text:tab/><text:tab/></text:span><text:span text:style-name="T16">selecaoDinamico</text:span><text:span text:style-name="T17">(</text:span><text:span text:style-name="T21">atividades</text:span><text:span text:style-name="T17">);</text:span></text:p>
      <text:p text:style-name="P17"><text:span text:style-name="T17"><text:tab/><text:tab/>System.</text:span><text:span text:style-name="T22">out</text:span><text:span text:style-name="T17">.println(</text:span><text:span text:style-name="T25">"Guloso"</text:span><text:span text:style-name="T17">);</text:span></text:p>
      <text:p text:style-name="P17"><text:span text:style-name="T17"><text:tab/><text:tab/></text:span><text:span text:style-name="T16">selecaoGuloso</text:span><text:span text:style-name="T17">(</text:span><text:span text:style-name="T21">atividades</text:span><text:span text:style-name="T17">);</text:span></text:p>
      <text:p text:style-name="P17"><text:span text:style-name="T17"><text:tab/>}</text:span></text:p>
      <text:p text:style-name="P16"/>
      <text:p text:style-name="P17"><text:span text:style-name="T17"><text:tab/></text:span><text:span text:style-name="T20">static</text:span><text:span text:style-name="T17"> </text:span><text:span text:style-name="T20">int</text:span><text:span text:style-name="T17"> selecaoRecursivo(Atividade[] </text:span><text:span text:style-name="T21">a</text:span><text:span text:style-name="T17">, </text:span><text:span text:style-name="T20">int</text:span><text:span text:style-name="T17"> </text:span><text:span text:style-name="T21">i</text:span><text:span text:style-name="T17">, </text:span><text:span text:style-name="T20">int</text:span><text:span text:style-name="T17"> </text:span><text:span text:style-name="T21">j</text:span><text:span text:style-name="T17">) {</text:span></text:p>
      <text:p text:style-name="P17"><text:span text:style-name="T17"><text:tab/><text:tab/></text:span><text:span text:style-name="T20">boolean</text:span><text:span text:style-name="T17"> </text:span><text:span text:style-name="T21">vazio</text:span><text:span text:style-name="T17"> = </text:span><text:span text:style-name="T20">true</text:span><text:span text:style-name="T17">;</text:span></text:p>
      <text:p text:style-name="P17"><text:span text:style-name="T17"><text:tab/><text:tab/></text:span><text:span text:style-name="T20">for</text:span><text:span text:style-name="T17"> (</text:span><text:span text:style-name="T20">int</text:span><text:span text:style-name="T17"> </text:span><text:span text:style-name="T21">k</text:span><text:span text:style-name="T17"> = </text:span><text:span text:style-name="T21">i</text:span><text:span text:style-name="T17">+1; </text:span><text:span text:style-name="T21">k</text:span><text:span text:style-name="T17"> &lt; </text:span><text:span text:style-name="T21">j</text:span><text:span text:style-name="T17">; </text:span><text:span text:style-name="T21">k</text:span><text:span text:style-name="T17">++) {</text:span></text:p>
      <text:p text:style-name="P17"><text:span text:style-name="T17"><text:tab/><text:tab/><text:tab/></text:span><text:span text:style-name="T20">if</text:span><text:span text:style-name="T17"> (</text:span><text:span text:style-name="T21">a</text:span><text:span text:style-name="T17">[</text:span><text:span text:style-name="T21">k</text:span><text:span text:style-name="T17">].</text:span><text:span text:style-name="T24">s</text:span><text:span text:style-name="T17"> &gt;= </text:span><text:span text:style-name="T21">a</text:span><text:span text:style-name="T17">[</text:span><text:span text:style-name="T21">i</text:span><text:span text:style-name="T17">].</text:span><text:span text:style-name="T24">f</text:span><text:span text:style-name="T17"> &amp;&amp; </text:span><text:span text:style-name="T21">a</text:span><text:span text:style-name="T17">[</text:span><text:span text:style-name="T21">k</text:span><text:span text:style-name="T17">].</text:span><text:span text:style-name="T24">f</text:span><text:span text:style-name="T17"> &lt;= </text:span><text:span text:style-name="T21">a</text:span><text:span text:style-name="T17">[</text:span><text:span text:style-name="T21">j</text:span><text:span text:style-name="T17">].</text:span><text:span text:style-name="T24">s</text:span><text:span text:style-name="T17">) {</text:span></text:p>
      <text:p text:style-name="P17"><text:span text:style-name="T17"><text:tab/><text:tab/><text:tab/><text:tab/></text:span><text:span text:style-name="T21">vazio</text:span><text:span text:style-name="T17"> = </text:span><text:span text:style-name="T20">false</text:span><text:span text:style-name="T17">;</text:span></text:p>
      <text:p text:style-name="P17"><text:span text:style-name="T17"><text:tab/><text:tab/><text:tab/>}</text:span></text:p>
      <text:p text:style-name="P17"><text:span text:style-name="T17"><text:tab/><text:tab/>}</text:span></text:p>
      <text:p text:style-name="P17"><text:span text:style-name="T17"><text:tab/><text:tab/></text:span><text:span text:style-name="T20">if</text:span><text:span text:style-name="T17"> (! </text:span><text:span text:style-name="T21">vazio</text:span><text:span text:style-name="T17">) {</text:span></text:p>
      <text:p text:style-name="P17"><text:span text:style-name="T17"><text:tab/><text:tab/><text:tab/></text:span><text:span text:style-name="T20">int</text:span><text:span text:style-name="T17"> </text:span><text:span text:style-name="T21">qMax</text:span><text:span text:style-name="T17"> = 0;</text:span></text:p>
      <text:p text:style-name="P17"><text:span text:style-name="T17"><text:tab/><text:tab/><text:tab/></text:span><text:span text:style-name="T20">for</text:span><text:span text:style-name="T17"> (</text:span><text:span text:style-name="T20">int</text:span><text:span text:style-name="T17"> </text:span><text:span text:style-name="T21">k</text:span><text:span text:style-name="T17"> = </text:span><text:span text:style-name="T21">i</text:span><text:span text:style-name="T17">+1; </text:span><text:span text:style-name="T21">k</text:span><text:span text:style-name="T17"> &lt; </text:span><text:span text:style-name="T21">j</text:span><text:span text:style-name="T17">; </text:span><text:span text:style-name="T21">k</text:span><text:span text:style-name="T17">++) {</text:span></text:p>
      <text:p text:style-name="P17"><text:span text:style-name="T17"><text:tab/><text:tab/><text:tab/><text:tab/></text:span><text:span text:style-name="T20">if</text:span><text:span text:style-name="T17"> (</text:span><text:span text:style-name="T21">a</text:span><text:span text:style-name="T17">[</text:span><text:span text:style-name="T21">k</text:span><text:span text:style-name="T17">].</text:span><text:span text:style-name="T24">s</text:span><text:span text:style-name="T17"> &gt;= </text:span><text:span text:style-name="T21">a</text:span><text:span text:style-name="T17">[</text:span><text:span text:style-name="T21">i</text:span><text:span text:style-name="T17">].</text:span><text:span text:style-name="T24">f</text:span><text:span text:style-name="T17"> &amp;&amp; </text:span><text:span text:style-name="T21">a</text:span><text:span text:style-name="T17">[</text:span><text:span text:style-name="T21">k</text:span><text:span text:style-name="T17">].</text:span><text:span text:style-name="T24">f</text:span><text:span text:style-name="T17"> &lt;= </text:span><text:span text:style-name="T21">a</text:span><text:span text:style-name="T17">[</text:span><text:span text:style-name="T21">j</text:span><text:span text:style-name="T17">].</text:span><text:span text:style-name="T24">s</text:span><text:span text:style-name="T17">) {</text:span></text:p>
      <text:p text:style-name="P17"><text:span text:style-name="T17"><text:tab/><text:tab/><text:tab/><text:tab/><text:tab/></text:span><text:span text:style-name="T20">int</text:span><text:span text:style-name="T17"> </text:span><text:span text:style-name="T21">q</text:span><text:span text:style-name="T17"> = </text:span><text:span text:style-name="T16">selecaoRecursivo</text:span><text:span text:style-name="T17">(</text:span><text:span text:style-name="T21">a</text:span><text:span text:style-name="T17">, </text:span><text:span text:style-name="T21">i</text:span><text:span text:style-name="T17">, </text:span><text:span text:style-name="T21">k</text:span><text:span text:style-name="T17">) + </text:span><text:span text:style-name="T16">selecaoRecursivo</text:span><text:span text:style-name="T17">(</text:span><text:span text:style-name="T21">a</text:span><text:span text:style-name="T17">, </text:span><text:span text:style-name="T21">k</text:span><text:span text:style-name="T17">, </text:span><text:span text:style-name="T21">j</text:span><text:span text:style-name="T17">) + 1;</text:span></text:p>
      <text:p text:style-name="P17"><text:span text:style-name="T17"><text:tab/><text:tab/><text:tab/><text:tab/><text:tab/></text:span><text:span text:style-name="T20">if</text:span><text:span text:style-name="T17"> (</text:span><text:span text:style-name="T21">q</text:span><text:span text:style-name="T17"> &gt; </text:span><text:span text:style-name="T21">qMax</text:span><text:span text:style-name="T17">) {</text:span></text:p>
      <text:p text:style-name="P17"><text:span text:style-name="T17"><text:tab/><text:tab/><text:tab/><text:tab/><text:tab/><text:tab/></text:span><text:span text:style-name="T21">qMax</text:span><text:span text:style-name="T17"> = </text:span><text:span text:style-name="T21">q</text:span><text:span text:style-name="T17">;</text:span></text:p>
      <text:p text:style-name="P17"><text:span text:style-name="T17"><text:tab/><text:tab/><text:tab/><text:tab/><text:tab/>}</text:span></text:p>
      <text:p text:style-name="P17"><text:span text:style-name="T17"><text:tab/><text:tab/><text:tab/><text:tab/>}</text:span></text:p>
      <text:p text:style-name="P17"><text:span text:style-name="T17"><text:tab/><text:tab/><text:tab/>}</text:span></text:p>
      <text:p text:style-name="P17"><text:span text:style-name="T17"><text:tab/><text:tab/><text:tab/></text:span><text:span text:style-name="T20">return</text:span><text:span text:style-name="T17"> </text:span><text:span text:style-name="T21">qMax</text:span><text:span text:style-name="T17">;</text:span></text:p>
      <text:p text:style-name="P17"><text:span text:style-name="T17"><text:tab/><text:tab/>}</text:span></text:p>
      <text:p text:style-name="P17"><text:span text:style-name="T17"><text:tab/><text:tab/></text:span><text:span text:style-name="T20">return</text:span><text:span text:style-name="T17"> 0;</text:span></text:p>
      <text:p text:style-name="P17"><text:span text:style-name="T17"><text:tab/>}</text:span></text:p>
      <text:p text:style-name="P16"/>
      <text:p text:style-name="P17"><text:span text:style-name="T17"><text:tab/></text:span><text:span text:style-name="T20">static</text:span><text:span text:style-name="T17"> </text:span><text:span text:style-name="T20">void</text:span><text:span text:style-name="T17"> selecaoDinamico (Atividade[] </text:span><text:span text:style-name="T21">a</text:span><text:span text:style-name="T17">) {</text:span></text:p>
      <text:p text:style-name="P17"><text:span text:style-name="T17"><text:tab/><text:tab/></text:span><text:span text:style-name="T20">int</text:span><text:span text:style-name="T17">[][] </text:span><text:span text:style-name="T21">c</text:span><text:span text:style-name="T17"> = </text:span><text:span text:style-name="T20">new</text:span><text:span text:style-name="T17"> </text:span><text:span text:style-name="T20">int</text:span><text:span text:style-name="T17">[</text:span><text:span text:style-name="T21">a</text:span><text:span text:style-name="T17">.</text:span><text:span text:style-name="T24">length</text:span><text:span text:style-name="T17">][</text:span><text:span text:style-name="T21">a</text:span><text:span text:style-name="T17">.</text:span><text:span text:style-name="T24">length</text:span><text:span text:style-name="T17">];</text:span></text:p>
      <text:p text:style-name="P17"><text:span text:style-name="T17"><text:tab/><text:tab/></text:span><text:span text:style-name="T20">int</text:span><text:span text:style-name="T17">[][] </text:span><text:span text:style-name="T21">s</text:span><text:span text:style-name="T17"> = </text:span><text:span text:style-name="T20">new</text:span><text:span text:style-name="T17"> </text:span><text:span text:style-name="T20">int</text:span><text:span text:style-name="T17">[</text:span><text:span text:style-name="T21">a</text:span><text:span text:style-name="T17">.</text:span><text:span text:style-name="T24">length</text:span><text:span text:style-name="T17">][</text:span><text:span text:style-name="T21">a</text:span><text:span text:style-name="T17">.</text:span><text:span text:style-name="T24">length</text:span><text:span text:style-name="T17">];</text:span></text:p>
      <text:p text:style-name="P17"><text:span text:style-name="T17"><text:tab/><text:tab/></text:span><text:span text:style-name="T34">//to do</text:span></text:p>
      <text:p text:style-name="P17"><text:span text:style-name="T17"><text:tab/><text:tab/></text:span><text:span text:style-name="T16">impressaoDinamico</text:span><text:span text:style-name="T17">(</text:span><text:span text:style-name="T21">s</text:span><text:span text:style-name="T17">, 0, </text:span><text:span text:style-name="T21">n</text:span><text:span text:style-name="T17">+1);</text:span></text:p>
      <text:p text:style-name="P17"><text:span text:style-name="T17"><text:tab/><text:tab/>System.</text:span><text:span text:style-name="T22">out</text:span><text:span text:style-name="T17">.println();</text:span></text:p>
      <text:p text:style-name="P17"><text:span text:style-name="T17"><text:tab/>}</text:span></text:p>
      <text:p text:style-name="P16"/>
      <text:p text:style-name="P17"><text:span text:style-name="T17"><text:tab/></text:span><text:span text:style-name="T20">static</text:span><text:span text:style-name="T17"> </text:span><text:span text:style-name="T20">void</text:span><text:span text:style-name="T17"> impressaoDinamico (</text:span><text:span text:style-name="T20">int</text:span><text:span text:style-name="T17">[][] </text:span><text:span text:style-name="T21">s</text:span><text:span text:style-name="T17">, </text:span><text:span text:style-name="T20">int</text:span><text:span text:style-name="T17"> </text:span><text:span text:style-name="T21">i</text:span><text:span text:style-name="T17">, </text:span><text:span text:style-name="T20">int</text:span><text:span text:style-name="T17"> </text:span><text:span text:style-name="T21">j</text:span><text:span text:style-name="T17">) {</text:span></text:p>
      <text:p text:style-name="P18"><text:span text:style-name="T17"><text:tab/><text:tab/></text:span><text:span text:style-name="T34">//to do</text:span></text:p>
      <text:p text:style-name="P17"><text:span text:style-name="T17"><text:tab/>}</text:span></text:p>
      <text:p text:style-name="P17"><text:span text:style-name="T17"><text:tab/></text:span></text:p>
      <text:p text:style-name="P17"><text:span text:style-name="T17"><text:tab/></text:span><text:span text:style-name="T20">static</text:span><text:span text:style-name="T17"> </text:span><text:span text:style-name="T20">void</text:span><text:span text:style-name="T17"> selecaoGuloso (Atividade[] </text:span><text:span text:style-name="T21">a</text:span><text:span text:style-name="T17">) {</text:span></text:p>
      <text:p text:style-name="P17"><text:span text:style-name="T17"><text:tab/><text:tab/></text:span><text:span text:style-name="T34">//to do</text:span></text:p>
      <text:p text:style-name="P17"><text:span text:style-name="T17"><text:tab/>}</text:span></text:p>
      <text:p text:style-name="P16"/>
      <text:p text:style-name="P17"><text:span text:style-name="T17"><text:tab/></text:span><text:span text:style-name="T20">static</text:span><text:span text:style-name="T17"> </text:span><text:span text:style-name="T20">void</text:span><text:span text:style-name="T17"> imprimeAtividades (Atividade[] </text:span><text:span text:style-name="T21">a</text:span><text:span text:style-name="T17">) {</text:span></text:p>
      <text:p text:style-name="P17"><text:span text:style-name="T17"><text:tab/><text:tab/></text:span><text:span text:style-name="T20">for</text:span><text:span text:style-name="T17"> (</text:span><text:span text:style-name="T20">int</text:span><text:span text:style-name="T17"> </text:span><text:span text:style-name="T21">i</text:span><text:span text:style-name="T17"> = 0; </text:span><text:span text:style-name="T21">i</text:span><text:span text:style-name="T17"> &lt; </text:span><text:span text:style-name="T21">a</text:span><text:span text:style-name="T17">.</text:span><text:span text:style-name="T24">length</text:span><text:span text:style-name="T17">; </text:span><text:span text:style-name="T21">i</text:span><text:span text:style-name="T17">++) {</text:span></text:p>
      <text:p text:style-name="P17"><text:span text:style-name="T17"><text:tab/><text:tab/><text:tab/>System.</text:span><text:span text:style-name="T23">out</text:span><text:span text:style-name="T17">.printf(</text:span><text:span text:style-name="T25">"%d\t%d\n"</text:span><text:span text:style-name="T17">, </text:span><text:span text:style-name="T21">a</text:span><text:span text:style-name="T17">[</text:span><text:span text:style-name="T21">i</text:span><text:span text:style-name="T17">].</text:span><text:span text:style-name="T24">s</text:span><text:span text:style-name="T17">, </text:span><text:span text:style-name="T21">a</text:span><text:span text:style-name="T17">[</text:span><text:span text:style-name="T21">i</text:span><text:span text:style-name="T17">].</text:span><text:span text:style-name="T24">f</text:span><text:span text:style-name="T17">);</text:span></text:p>
      <text:p text:style-name="P17"><text:span text:style-name="T17"><text:tab/><text:tab/>}</text:span></text:p>
      <text:p text:style-name="P17"><text:span text:style-name="T17"><text:tab/>}<text:tab/></text:span></text:p>
      <text:p text:style-name="P17"><text:span text:style-name="T17">}</text:span></text:p>
      <text:p text:style-name="P12"><text:span text:style-name="T28"/></text:p>
      <text:p text:style-name="P12"><text:span text:style-name="T28"/></text:p>
      <text:p text:style-name="P12"><text:soft-page-break/><text:span text:style-name="T28">Passo </text:span><text:span text:style-name="T29">2</text:span><text:span text:style-name="T28">:</text:span><text:span text:style-name="T2"> </text:span><text:span text:style-name="T4">Considere o problema d</text:span><text:span text:style-name="T12">a seleção de atividades</text:span><text:span text:style-name="T4"> que, dado </text:span><text:span text:style-name="T12">um conjunto de </text:span><text:span text:style-name="T15">n</text:span><text:span text:style-name="T12"> atividades ordenadas pelo tempo de término</text:span><text:span text:style-name="T4">, </text:span><text:span text:style-name="T12">determina um subconjunto máximo de atividades compatíveis</text:span><text:span text:style-name="T4">. </text:span><text:span text:style-name="T3">Faça uma implementação </text:span><text:span text:style-name="T5">em programação dinâmica para o problema, onde </text:span><text:span text:style-name="T12">a</text:span><text:span text:style-name="T5">s </text:span><text:span text:style-name="T12">matrize</text:span><text:span text:style-name="T5">s </text:span><text:span text:style-name="T15">c</text:span><text:span text:style-name="T4">[</text:span><text:span text:style-name="T15">i, j</text:span><text:span text:style-name="T4">]</text:span><text:span text:style-name="T5"> e </text:span><text:span text:style-name="T15">s</text:span><text:span text:style-name="T4">[</text:span><text:span text:style-name="T15">i, j</text:span><text:span text:style-name="T4">] </text:span><text:span text:style-name="T5">são utilizad</text:span><text:span text:style-name="T12">a</text:span><text:span text:style-name="T5">s, respectivamente, para armazenar a quantidade de </text:span><text:span text:style-name="T12">atividade</text:span><text:span text:style-name="T5">s </text:span><text:span text:style-name="T12">compatíveis</text:span><text:span text:style-name="T5"> e </text:span><text:span text:style-name="T12">a</text:span><text:span text:style-name="T5"> </text:span><text:span text:style-name="T12">atividade</text:span><text:span text:style-name="T5"> escolhida </text:span><text:span text:style-name="T12">ao se resolver o subproblema</text:span><text:span text:style-name="T5"> </text:span><text:span text:style-name="T15">i, j</text:span><text:span text:style-name="T5">.</text:span></text:p>
      <text:p text:style-name="P3"/>
      <text:p text:style-name="P10"><text:span text:style-name="T28">Passo </text:span><text:span text:style-name="T31">4</text:span><text:span text:style-name="T28">:</text:span><text:span text:style-name="T2"> </text:span><text:span text:style-name="T3">Faça uma implementação </text:span><text:span text:style-name="T6">recursiva para imprimir as </text:span><text:span text:style-name="T12">atividades selecionadas na implementação em programação dinâmica</text:span><text:span text:style-name="T5">.</text:span></text:p>
      <text:p text:style-name="P4"/>
      <text:p text:style-name="P15"><text:span text:style-name="T28">Passo </text:span><text:span text:style-name="T31">5</text:span><text:span text:style-name="T28">:</text:span><text:span text:style-name="T2"> </text:span><text:span text:style-name="T3">Faça uma implementação </text:span><text:span text:style-name="T12">de um algoritmo guloso</text:span><text:span text:style-name="T5"> para o problema, </text:span><text:span text:style-name="T12">imprimindo as atividades selecionadas.</text:span></text:p>
      <text:p text:style-name="P4"/>
      <text:p text:style-name="P11"><text:span text:style-name="T28">Passo </text:span><text:span text:style-name="T32">6</text:span><text:span text:style-name="T28">:</text:span><text:span text:style-name="T2"> </text:span><text:span text:style-name="T7">O que acontece com a execução do programa </text:span><text:span text:style-name="T12">a quantidade de atividades </text:span><text:span text:style-name="T7">seja mudad</text:span><text:span text:style-name="T12">a</text:span><text:span text:style-name="T7"> </text:span><text:span text:style-name="T9">para</text:span><text:span text:style-name="T7"> </text:span><text:span text:style-name="T12">100</text:span><text:span text:style-name="T8">? Explique porque o programa se comporta desta </text:span><text:span text:style-name="T10">maneir</text:span><text:span text:style-name="T8">a, </text:span><text:span text:style-name="T12">enfocando a complexidade dos algoritmo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26</meta:editing-cycles>
    <meta:editing-duration>PT18H51M6S</meta:editing-duration>
    <meta:generator>LibreOffice/4.3.7.2$Windows_x86 LibreOffice_project/8a35821d8636a03b8bf4e15b48f59794652c68ba</meta:generator>
    <dc:date>2017-11-16T17:18:08.054000000</dc:date>
    <meta:document-statistic meta:table-count="0" meta:image-count="0" meta:object-count="0" meta:page-count="2" meta:paragraph-count="73" meta:word-count="400" meta:character-count="2685" meta:non-whitespace-character-count="2216"/>
  </office:meta>
</office:document-meta>
</file>